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MethodArgumentResolverTests.principalA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MethodArgumentResolverTests.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questMethodArgumentResolverTests.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RequestMethodArgumentResolverTests.newPush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MethodArgumentResolverTests.localeFrom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RequestMethodArgumentResolverTests.servl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RequestMethodArgumentResolverTests.annotated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RequestMethodArgumentResolverTests.zon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MethodArgumentResolverTests.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quest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RequestMethodArgumentResolverTests.timeZoneFrom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RequestMethodArgumentResolverTests.push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letRequestMethodArgumentResolverTests.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MethodArgumentResolverTests.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MethodArgumentResolverTests.supportedParams( ServletRequest p0 , MultipartRequest p1 , HttpSession p2 , Principal p3 , Locale p4 , InputStream p5 , Reader p6 , WebRequest p7 , TimeZone p8 , ZoneId p9 , HttpMethod p10 , PushBuilder p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letRequestMethodArgumentResolverTests.htt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MethodArgumentResolverTests.supportedParamsWithAnnotatedPrincipal( @ AuthenticationPrincipal Principal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letRequestMethodArgumentResolverTests.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MethodArgumentResolverTests.web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MethodArgumentResolverTests.zoneIdFrom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